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2024-11-05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2023-11-03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2022-12-05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2021-11-30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2020-11-09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2019-11-18 2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2018-11-26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2017-11-29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201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201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201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201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201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200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200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2006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200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200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200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200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9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9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97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9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95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9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9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90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89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8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8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86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8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092" calcext:value-type="float">
            <text:p>37.84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83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8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8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8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7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77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7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7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0064" calcext:value-type="float">
            <text:p>37.85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7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7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7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9701</text:p>
          </table:table-cell>
          <table:table-cell office:value-type="string" calcext:value-type="string">
            <text:p>1963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